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3.4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  <style:font-face style:name="Simplified Arabic Fixed" svg:font-family="Simplified Arabic Fixed"/>
    <style:font-face style:name="Verdana" svg:font-family="Verdana"/>
    <style:font-face style:name="Wingdings" svg:font-family="Wingdings"/>
  </office:font-face-decls>
  <office:automatic-styles>
    <style:style style:name="P1" style:family="paragraph" style:parent-style-name="Normal" style:master-page-name="Standard"/>
    <style:style style:name="T1_1" style:family="text">
      <style:text-properties style:font-name="Simplified Arabic Fixed" style:font-name-asian="Simplified Arabic Fixed" style:font-name-complex="Simplified Arabic Fixed" fo:language="none" fo:language-asian="none" fo:language-complex="none"/>
    </style:style>
    <style:style style:name="T1_2" style:family="text">
      <style:text-properties style:font-name="Verdana" style:font-name-asian="Verdana" style:font-name-complex="Verdana" fo:language="none" fo:language-asian="none" fo:language-complex="none"/>
    </style:style>
    <style:style style:name="P2" style:family="paragraph" style:parent-style-name="Heading_20_1">
      <style:paragraph-properties style:line-height-at-least="0.635cm" fo:margin-top="0.568cm" fo:margin-bottom="0.568cm"/>
    </style:style>
    <style:style style:name="T2_1" style:family="text">
      <style:text-properties style:font-name="Georgia" fo:font-size="24pt" style:font-name-asian="Georgia" style:font-size-asian="24pt" style:font-name-complex="Georgia" style:font-size-complex="24pt" fo:language="none" fo:language-asian="none" fo:language-complex="none" fo:font-weight="normal" style:font-weight-asian="normal" style:font-weight-complex="normal" style:letter-kerning="true"/>
    </style:style>
    <style:style style:name="P3" style:family="paragraph" style:parent-style-name="Normal">
      <style:paragraph-properties fo:background-color="#bfe1cf" style:line-height-at-least="0.635cm" fo:margin-top="0.423cm"/>
    </style:style>
    <style:style style:name="T3_1" style:family="text">
      <style:text-properties style:font-name="Georgia" style:font-name-asian="Georgia" style:font-name-complex="Georgia" fo:language="none" fo:language-asian="none" fo:language-complex="none"/>
    </style:style>
    <style:style style:name="P4" style:family="paragraph" style:parent-style-name="Heading_20_2">
      <style:paragraph-properties style:line-height-at-least="0.635cm" fo:margin-top="0.527cm" fo:margin-bottom="0.527cm"/>
    </style:style>
    <style:style style:name="T4_1" style:family="text">
      <style:text-properties fo:font-style="normal" style:font-style-asian="normal" style:font-style-complex="normal" style:font-name="Georgia" fo:font-size="18pt" style:font-name-asian="Georgia" style:font-size-asian="18pt" style:font-name-complex="Georgia" style:font-size-complex="18pt" fo:language="none" fo:language-asian="none" fo:language-complex="none" fo:font-weight="normal" style:font-weight-asian="normal" style:font-weight-complex="normal"/>
    </style:style>
    <style:style style:name="P5" style:family="paragraph" style:parent-style-name="Normal">
      <style:paragraph-properties style:line-height-at-least="0.635cm" fo:margin-top="0.423cm"/>
    </style:style>
    <style:style style:name="T5_1" style:family="text">
      <style:text-properties style:font-name="Verdana" style:font-name-asian="Verdana" style:font-name-complex="Verdana" fo:language="none" fo:language-asian="none" fo:language-complex="none"/>
    </style:style>
    <style:style style:name="P6" style:family="paragraph" style:parent-style-name="Heading_20_2">
      <style:paragraph-properties style:line-height-at-least="0.635cm" fo:margin-top="0.527cm" fo:margin-bottom="0.527cm"/>
    </style:style>
    <style:style style:name="T6_1" style:family="text">
      <style:text-properties fo:font-style="normal" style:font-style-asian="normal" style:font-style-complex="normal" style:font-name="Georgia" fo:font-size="18pt" style:font-name-asian="Georgia" style:font-size-asian="18pt" style:font-name-complex="Georgia" style:font-size-complex="18pt" fo:language="none" fo:language-asian="none" fo:language-complex="none" fo:font-weight="normal" style:font-weight-asian="normal" style:font-weight-complex="normal"/>
    </style:style>
    <style:style style:name="P7" style:family="paragraph" style:parent-style-name="Heading_20_3">
      <style:paragraph-properties style:line-height-at-least="0.635cm" fo:margin-top="0.496cm" fo:margin-bottom="0.496cm"/>
    </style:style>
    <style:style style:name="T7_1" style:family="text">
      <style:text-properties style:font-name="Georgia" fo:font-size="14pt" style:font-name-asian="Georgia" style:font-size-asian="14pt" style:font-name-complex="Georgia" style:font-size-complex="14pt" fo:language="none" fo:language-asian="none" fo:language-complex="none" fo:font-weight="normal" style:font-weight-asian="normal" style:font-weight-complex="normal"/>
    </style:style>
    <style:style style:name="P8" style:family="paragraph" style:parent-style-name="Normal">
      <style:paragraph-properties style:line-height-at-least="0.635cm" fo:margin-top="0.423cm"/>
    </style:style>
    <style:style style:name="T8_1" style:family="text">
      <style:text-properties style:font-name="Verdana" style:font-name-asian="Verdana" style:font-name-complex="Verdana" fo:language="none" fo:language-asian="none" fo:language-complex="none"/>
    </style:style>
    <style:style style:name="P9" style:family="paragraph" style:parent-style-name="Heading_20_2">
      <style:paragraph-properties style:line-height-at-least="0.635cm" fo:margin-top="0.527cm" fo:margin-bottom="0.527cm"/>
    </style:style>
    <style:style style:name="T9_1" style:family="text">
      <style:text-properties fo:font-style="normal" style:font-style-asian="normal" style:font-style-complex="normal" style:font-name="Georgia" fo:font-size="18pt" style:font-name-asian="Georgia" style:font-size-asian="18pt" style:font-name-complex="Georgia" style:font-size-complex="18pt" fo:language="none" fo:language-asian="none" fo:language-complex="none" fo:font-weight="normal" style:font-weight-asian="normal" style:font-weight-complex="normal"/>
    </style:style>
    <style:style style:name="P10" style:family="paragraph" style:parent-style-name="Normal">
      <style:paragraph-properties style:line-height-at-least="0.635cm" fo:margin-top="0.423cm"/>
    </style:style>
    <style:style style:name="T10_1" style:family="text">
      <style:text-properties style:font-name="Verdana" style:font-name-asian="Verdana" style:font-name-complex="Verdana" fo:language="none" fo:language-asian="none" fo:language-complex="none"/>
    </style:style>
    <style:style style:name="T10_2" style:family="text">
      <style:text-properties style:font-name="Verdana" style:font-name-asian="Verdana" style:font-name-complex="Verdana" fo:language="none" fo:language-asian="none" fo:language-complex="none" fo:font-weight="bold" style:font-weight-asian="bold" style:font-weight-complex="bold"/>
    </style:style>
    <style:style style:name="T10_3" style:family="text">
      <style:text-properties style:font-name="Verdana" style:font-name-asian="Verdana" style:font-name-complex="Verdana" fo:language="none" fo:language-asian="none" fo:language-complex="none"/>
    </style:style>
    <style:style style:name="P11" style:family="paragraph" style:parent-style-name="Normal">
      <style:paragraph-properties fo:text-align="left" fo:text-indent="-0.37cm" style:line-height-at-least="0.635cm" fo:margin-top="0.423cm" fo:margin-left="1.27cm"/>
      <style:text-properties style:font-name="Verdana" style:font-name-asian="Verdana" style:font-name-complex="Verdana" fo:language="none" fo:language-asian="none" fo:language-complex="none"/>
    </style:style>
    <style:style style:name="T11_1" style:family="text">
      <style:text-properties style:font-name="Verdana" style:font-name-asian="Verdana" style:font-name-complex="Verdana" fo:language="none" fo:language-asian="none" fo:language-complex="none"/>
    </style:style>
    <style:style style:name="P12" style:family="paragraph" style:parent-style-name="Heading_20_2">
      <style:paragraph-properties style:line-height-at-least="0.635cm" fo:margin-top="0.527cm" fo:margin-bottom="0.527cm"/>
    </style:style>
    <style:style style:name="T12_1" style:family="text">
      <style:text-properties fo:font-style="normal" style:font-style-asian="normal" style:font-style-complex="normal" style:font-name="Georgia" fo:font-size="18pt" style:font-name-asian="Georgia" style:font-size-asian="18pt" style:font-name-complex="Georgia" style:font-size-complex="18pt" fo:language="none" fo:language-asian="none" fo:language-complex="none" fo:font-weight="normal" style:font-weight-asian="normal" style:font-weight-complex="normal"/>
    </style:style>
    <style:style style:name="P13" style:family="paragraph" style:parent-style-name="Normal">
      <style:paragraph-properties style:line-height-at-least="0.635cm" fo:margin-top="0.423cm"/>
    </style:style>
    <style:style style:name="T13_1" style:family="text">
      <style:text-properties style:font-name="Verdana" style:font-name-asian="Verdana" style:font-name-complex="Verdana" fo:language="none" fo:language-asian="none" fo:language-complex="none"/>
    </style:style>
    <style:style style:name="T13_2" style:family="text">
      <style:text-properties style:font-name="Verdana" style:font-name-asian="Verdana" style:font-name-complex="Verdana" fo:language="none" fo:language-asian="none" fo:language-complex="none" fo:font-weight="bold" style:font-weight-asian="bold" style:font-weight-complex="bold"/>
    </style:style>
    <style:style style:name="T13_3" style:family="text">
      <style:text-properties style:font-name="Verdana" style:font-name-asian="Verdana" style:font-name-complex="Verdana" fo:language="none" fo:language-asian="none" fo:language-complex="none"/>
    </style:style>
    <style:style style:name="P14" style:family="paragraph" style:parent-style-name="Normal">
      <style:paragraph-properties fo:text-align="left" fo:text-indent="-0.37cm" style:line-height-at-least="0.635cm" fo:margin-top="0.423cm" fo:margin-left="1.27cm"/>
      <style:text-properties style:font-name="Verdana" style:font-name-asian="Verdana" style:font-name-complex="Verdana" fo:language="none" fo:language-asian="none" fo:language-complex="none"/>
    </style:style>
    <style:style style:name="T14_1" style:family="text">
      <style:text-properties style:font-name="Verdana" style:font-name-asian="Verdana" style:font-name-complex="Verdana" fo:language="none" fo:language-asian="none" fo:language-complex="none"/>
    </style:style>
    <style:style style:name="P15" style:family="paragraph" style:parent-style-name="Normal">
      <style:paragraph-properties fo:text-align="left" fo:text-indent="-0.43cm" style:line-height-at-least="0.635cm" fo:margin-top="0.423cm" fo:margin-left="2.54cm"/>
      <style:text-properties style:font-name="Verdana" style:font-name-asian="Verdana" style:font-name-complex="Verdana" fo:language="none" fo:language-asian="none" fo:language-complex="none"/>
    </style:style>
    <style:style style:name="T15_1" style:family="text">
      <style:text-properties style:font-name="Verdana" style:font-name-asian="Verdana" style:font-name-complex="Verdana" fo:language="none" fo:language-asian="none" fo:language-complex="none"/>
    </style:style>
    <style:style style:name="P16" style:family="paragraph" style:parent-style-name="Heading_20_2">
      <style:paragraph-properties style:line-height-at-least="0.635cm" fo:margin-top="0.527cm" fo:margin-bottom="0.527cm"/>
    </style:style>
    <style:style style:name="T16_1" style:family="text">
      <style:text-properties fo:font-style="normal" style:font-style-asian="normal" style:font-style-complex="normal" style:font-name="Georgia" fo:font-size="18pt" style:font-name-asian="Georgia" style:font-size-asian="18pt" style:font-name-complex="Georgia" style:font-size-complex="18pt" fo:language="none" fo:language-asian="none" fo:language-complex="none" fo:font-weight="normal" style:font-weight-asian="normal" style:font-weight-complex="normal"/>
    </style:style>
    <style:style style:name="P17" style:family="paragraph" style:parent-style-name="Normal">
      <style:paragraph-properties fo:text-align="left" fo:text-indent="-0.37cm" style:line-height-at-least="0.635cm" fo:margin-top="0.423cm" fo:margin-left="1.27cm"/>
      <style:text-properties style:font-name="Verdana" style:font-name-asian="Verdana" style:font-name-complex="Verdana" fo:language="none" fo:language-asian="none" fo:language-complex="none"/>
    </style:style>
    <style:style style:name="T17_1" style:family="text">
      <style:text-properties style:font-name="Verdana" style:font-name-asian="Verdana" style:font-name-complex="Verdana" fo:language="none" fo:language-asian="none" fo:language-complex="none"/>
    </style:style>
    <style:style style:name="P18" style:family="paragraph" style:parent-style-name="Heading_20_2">
      <style:paragraph-properties style:line-height-at-least="0.635cm" fo:margin-top="0.527cm" fo:margin-bottom="0.527cm"/>
    </style:style>
    <style:style style:name="T18_1" style:family="text">
      <style:text-properties fo:font-style="normal" style:font-style-asian="normal" style:font-style-complex="normal" style:font-name="Georgia" fo:font-size="18pt" style:font-name-asian="Georgia" style:font-size-asian="18pt" style:font-name-complex="Georgia" style:font-size-complex="18pt" fo:language="none" fo:language-asian="none" fo:language-complex="none" fo:font-weight="normal" style:font-weight-asian="normal" style:font-weight-complex="normal"/>
    </style:style>
    <style:style style:name="P19" style:family="paragraph" style:parent-style-name="Normal">
      <style:paragraph-properties style:line-height-at-least="0.635cm" fo:margin-top="0.423cm"/>
    </style:style>
    <style:style style:name="T19_1" style:family="text">
      <style:text-properties style:font-name="Verdana" style:font-name-asian="Verdana" style:font-name-complex="Verdana" fo:language="none" fo:language-asian="none" fo:language-complex="none"/>
    </style:style>
    <style:style style:name="P20" style:family="paragraph" style:parent-style-name="Heading_20_2">
      <style:paragraph-properties style:line-height-at-least="0.635cm" fo:margin-top="0.527cm" fo:margin-bottom="0.527cm"/>
    </style:style>
    <style:style style:name="T20_1" style:family="text">
      <style:text-properties fo:font-style="normal" style:font-style-asian="normal" style:font-style-complex="normal" style:font-name="Georgia" fo:font-size="18pt" style:font-name-asian="Georgia" style:font-size-asian="18pt" style:font-name-complex="Georgia" style:font-size-complex="18pt" fo:language="none" fo:language-asian="none" fo:language-complex="none" fo:font-weight="normal" style:font-weight-asian="normal" style:font-weight-complex="normal"/>
    </style:style>
    <style:style style:name="P21" style:family="paragraph" style:parent-style-name="Heading_20_3">
      <style:paragraph-properties style:line-height-at-least="0.635cm" fo:margin-top="0.496cm" fo:margin-bottom="0.496cm"/>
    </style:style>
    <style:style style:name="T21_1" style:family="text">
      <style:text-properties style:font-name="Georgia" fo:font-size="14pt" style:font-name-asian="Georgia" style:font-size-asian="14pt" style:font-name-complex="Georgia" style:font-size-complex="14pt" fo:language="none" fo:language-asian="none" fo:language-complex="none" fo:font-weight="normal" style:font-weight-asian="normal" style:font-weight-complex="normal"/>
    </style:style>
    <style:style style:name="P22" style:family="paragraph" style:parent-style-name="Normal">
      <style:paragraph-properties style:line-height-at-least="0.635cm" fo:margin-top="0.423cm"/>
    </style:style>
    <style:style style:name="T22_1" style:family="text">
      <style:text-properties style:font-name="Verdana" style:font-name-asian="Verdana" style:font-name-complex="Verdana" fo:language="none" fo:language-asian="none" fo:language-complex="none" fo:font-weight="bold" style:font-weight-asian="bold" style:font-weight-complex="bold"/>
    </style:style>
    <style:style style:name="P23" style:family="paragraph" style:parent-style-name="Normal">
      <style:paragraph-properties style:line-height-at-least="0.635cm" fo:margin-top="0.423cm"/>
    </style:style>
    <style:style style:name="T23_1" style:family="text">
      <style:text-properties style:font-name="Verdana" style:font-name-asian="Verdana" style:font-name-complex="Verdana" fo:language="none" fo:language-asian="none" fo:language-complex="none"/>
    </style:style>
    <style:style style:name="P24" style:family="paragraph" style:parent-style-name="Heading_20_2">
      <style:paragraph-properties style:line-height-at-least="0.635cm" fo:margin-top="0.527cm" fo:margin-bottom="0.527cm"/>
    </style:style>
    <style:style style:name="T24_1" style:family="text">
      <style:text-properties fo:font-style="normal" style:font-style-asian="normal" style:font-style-complex="normal" style:font-name="Georgia" fo:font-size="18pt" style:font-name-asian="Georgia" style:font-size-asian="18pt" style:font-name-complex="Georgia" style:font-size-complex="18pt" fo:language="none" fo:language-asian="none" fo:language-complex="none" fo:font-weight="normal" style:font-weight-asian="normal" style:font-weight-complex="normal"/>
    </style:style>
    <style:style style:name="P25" style:family="paragraph" style:parent-style-name="Normal">
      <style:paragraph-properties style:line-height-at-least="0.635cm" fo:margin-top="0.423cm"/>
    </style:style>
    <style:style style:name="T25_1" style:family="text">
      <style:text-properties style:font-name="Verdana" style:font-name-asian="Verdana" style:font-name-complex="Verdana" fo:language="none" fo:language-asian="none" fo:language-complex="none"/>
    </style:style>
    <style:style style:name="P26" style:family="paragraph" style:parent-style-name="Normal">
      <style:paragraph-properties style:line-height-at-least="0.635cm" fo:margin-top="0.423cm"/>
    </style:style>
    <style:style style:name="T26_1" style:family="text">
      <style:text-properties style:font-name="Verdana" style:font-name-asian="Verdana" style:font-name-complex="Verdana" fo:language="none" fo:language-asian="none" fo:language-complex="none"/>
    </style:style>
    <style:style style:name="P27" style:family="paragraph" style:parent-style-name="Heading_20_2">
      <style:paragraph-properties style:line-height-at-least="0.635cm" fo:margin-top="0.527cm" fo:margin-bottom="0.527cm"/>
    </style:style>
    <style:style style:name="T27_1" style:family="text">
      <style:text-properties fo:font-style="normal" style:font-style-asian="normal" style:font-style-complex="normal" style:font-name="Georgia" fo:font-size="18pt" style:font-name-asian="Georgia" style:font-size-asian="18pt" style:font-name-complex="Georgia" style:font-size-complex="18pt" fo:language="none" fo:language-asian="none" fo:language-complex="none" fo:font-weight="normal" style:font-weight-asian="normal" style:font-weight-complex="normal"/>
    </style:style>
    <style:style style:name="P28" style:family="paragraph" style:parent-style-name="Normal">
      <style:paragraph-properties style:line-height-at-least="0.635cm" fo:margin-top="0.423cm"/>
    </style:style>
    <style:style style:name="T28_1" style:family="text">
      <style:text-properties style:font-name="Verdana" style:font-name-asian="Verdana" style:font-name-complex="Verdana" fo:language="none" fo:language-asian="none" fo:language-complex="none"/>
    </style:style>
    <style:style style:name="P29" style:family="paragraph" style:parent-style-name="Normal">
      <style:paragraph-properties style:line-height-at-least="0.635cm" fo:margin-top="0.423cm"/>
    </style:style>
    <style:style style:name="T29_1" style:family="text">
      <style:text-properties style:font-name="Verdana" style:font-name-asian="Verdana" style:font-name-complex="Verdana" fo:language="none" fo:language-asian="none" fo:language-complex="none" fo:font-weight="bold" style:font-weight-asian="bold" style:font-weight-complex="bold"/>
    </style:style>
    <style:style style:name="T29_2" style:family="text">
      <style:text-properties style:font-name="Verdana" style:font-name-asian="Verdana" style:font-name-complex="Verdana" fo:language="none" fo:language-asian="none" fo:language-complex="none"/>
    </style:style>
    <style:style style:name="P30" style:family="paragraph" style:parent-style-name="Normal">
      <style:paragraph-properties style:line-height-at-least="0.635cm" fo:margin-top="0.423cm"/>
    </style:style>
    <style:style style:name="T30_1" style:family="text">
      <style:text-properties style:font-name="Verdana" style:font-name-asian="Verdana" style:font-name-complex="Verdana" fo:language="none" fo:language-asian="none" fo:language-complex="none" fo:font-weight="bold" style:font-weight-asian="bold" style:font-weight-complex="bold"/>
    </style:style>
    <style:style style:name="T30_2" style:family="text">
      <style:text-properties style:font-name="Verdana" style:font-name-asian="Verdana" style:font-name-complex="Verdana" fo:language="none" fo:language-asian="none" fo:language-complex="none"/>
    </style:style>
    <style:style style:name="P31" style:family="paragraph" style:parent-style-name="Normal">
      <style:paragraph-properties style:line-height-at-least="0.635cm" fo:margin-top="0.423cm"/>
    </style:style>
    <style:style style:name="T31_1" style:family="text">
      <style:text-properties style:font-name="Verdana" style:font-name-asian="Verdana" style:font-name-complex="Verdana" fo:language="none" fo:language-asian="none" fo:language-complex="none" fo:font-weight="bold" style:font-weight-asian="bold" style:font-weight-complex="bold"/>
    </style:style>
    <style:style style:name="T31_2" style:family="text">
      <style:text-properties style:font-name="Verdana" style:font-name-asian="Verdana" style:font-name-complex="Verdana" fo:language="none" fo:language-asian="none" fo:language-complex="none"/>
    </style:style>
    <style:style style:name="P32" style:family="paragraph" style:parent-style-name="Normal">
      <style:paragraph-properties style:line-height-at-least="0.635cm" fo:margin-top="0.423cm"/>
    </style:style>
    <style:style style:name="T32_1" style:family="text">
      <style:text-properties style:font-name="Verdana" style:font-name-asian="Verdana" style:font-name-complex="Verdana" fo:language="none" fo:language-asian="none" fo:language-complex="none" fo:font-weight="bold" style:font-weight-asian="bold" style:font-weight-complex="bold"/>
    </style:style>
    <style:style style:name="T32_2" style:family="text">
      <style:text-properties style:font-name="Verdana" style:font-name-asian="Verdana" style:font-name-complex="Verdana" fo:language="none" fo:language-asian="none" fo:language-complex="none"/>
    </style:style>
    <style:style style:name="P33" style:family="paragraph" style:parent-style-name="Normal">
      <style:paragraph-properties style:line-height-at-least="0.635cm" fo:margin-top="0.423cm"/>
    </style:style>
    <style:style style:name="T33_1" style:family="text">
      <style:text-properties style:font-name="Verdana" style:font-name-asian="Verdana" style:font-name-complex="Verdana" fo:language="none" fo:language-asian="none" fo:language-complex="none" fo:font-weight="bold" style:font-weight-asian="bold" style:font-weight-complex="bold"/>
    </style:style>
    <style:style style:name="T33_2" style:family="text">
      <style:text-properties style:font-name="Verdana" style:font-name-asian="Verdana" style:font-name-complex="Verdana" fo:language="none" fo:language-asian="none" fo:language-complex="none"/>
    </style:style>
    <style:style style:name="P34" style:family="paragraph" style:parent-style-name="Normal">
      <style:paragraph-properties style:line-height-at-least="0.635cm" fo:margin-top="0.423cm"/>
    </style:style>
    <style:style style:name="T34_1" style:family="text">
      <style:text-properties style:font-name="Verdana" style:font-name-asian="Verdana" style:font-name-complex="Verdana" fo:language="none" fo:language-asian="none" fo:language-complex="none" fo:font-weight="bold" style:font-weight-asian="bold" style:font-weight-complex="bold"/>
    </style:style>
    <style:style style:name="T34_2" style:family="text">
      <style:text-properties style:font-name="Verdana" style:font-name-asian="Verdana" style:font-name-complex="Verdana" fo:language="none" fo:language-asian="none" fo:language-complex="none"/>
    </style:style>
    <style:style style:name="P35" style:family="paragraph" style:parent-style-name="Normal">
      <style:paragraph-properties style:line-height-at-least="0.635cm" fo:margin-top="0.423cm"/>
    </style:style>
    <style:style style:name="T35_1" style:family="text">
      <style:text-properties style:font-name="Verdana" style:font-name-asian="Verdana" style:font-name-complex="Verdana" fo:language="none" fo:language-asian="none" fo:language-complex="none" fo:font-weight="bold" style:font-weight-asian="bold" style:font-weight-complex="bold"/>
    </style:style>
    <style:style style:name="T35_2" style:family="text">
      <style:text-properties style:font-name="Verdana" style:font-name-asian="Verdana" style:font-name-complex="Verdana" fo:language="none" fo:language-asian="none" fo:language-complex="none"/>
    </style:style>
    <style:style style:name="P36" style:family="paragraph" style:parent-style-name="Normal">
      <style:paragraph-properties style:line-height-at-least="0.635cm" fo:margin-top="0.423cm"/>
    </style:style>
    <style:style style:name="T36_1" style:family="text">
      <style:text-properties style:font-name="Verdana" style:font-name-asian="Verdana" style:font-name-complex="Verdana" fo:language="none" fo:language-asian="none" fo:language-complex="none"/>
    </style:style>
    <style:style style:name="P37" style:family="paragraph" style:parent-style-name="Normal">
      <style:paragraph-properties style:line-height-at-least="0.635cm" fo:margin-top="0.423cm"/>
    </style:style>
    <style:style style:name="T37_1" style:family="text">
      <style:text-properties style:font-name="Verdana" style:font-name-asian="Verdana" style:font-name-complex="Verdana" fo:language="none" fo:language-asian="none" fo:language-complex="none"/>
    </style:style>
    <style:style style:name="P38" style:family="paragraph" style:parent-style-name="Heading_20_3">
      <style:paragraph-properties style:line-height-at-least="0.635cm" fo:margin-top="0.496cm" fo:margin-bottom="0.496cm"/>
    </style:style>
    <style:style style:name="T38_1" style:family="text">
      <style:text-properties style:font-name="Georgia" fo:font-size="14pt" style:font-name-asian="Georgia" style:font-size-asian="14pt" style:font-name-complex="Georgia" style:font-size-complex="14pt" fo:language="none" fo:language-asian="none" fo:language-complex="none" fo:font-weight="normal" style:font-weight-asian="normal" style:font-weight-complex="normal"/>
    </style:style>
    <style:style style:name="P39" style:family="paragraph" style:parent-style-name="Normal">
      <style:paragraph-properties style:line-height-at-least="0.635cm" fo:margin-top="0.423cm"/>
    </style:style>
    <style:style style:name="T39_1" style:family="text">
      <style:text-properties style:font-name="Verdana" style:font-name-asian="Verdana" style:font-name-complex="Verdana" fo:language="none" fo:language-asian="none" fo:language-complex="none"/>
    </style:style>
    <style:style style:name="P40" style:family="paragraph" style:parent-style-name="Normal">
      <style:paragraph-properties style:line-height-at-least="0.635cm" fo:margin-top="0.423cm"/>
    </style:style>
    <style:style style:name="T40_1" style:family="text">
      <style:text-properties style:font-name="Verdana" style:font-name-asian="Verdana" style:font-name-complex="Verdana" fo:language="none" fo:language-asian="none" fo:language-complex="none"/>
    </style:style>
    <style:style style:name="P41" style:family="paragraph" style:parent-style-name="Normal">
      <style:paragraph-properties style:line-height-at-least="0.635cm" fo:margin-top="0.423cm"/>
    </style:style>
    <style:style style:name="T41_1" style:family="text">
      <style:text-properties style:font-name="Verdana" style:font-name-asian="Verdana" style:font-name-complex="Verdana" fo:language="none" fo:language-asian="none" fo:language-complex="none"/>
    </style:style>
    <style:style style:name="P42" style:family="paragraph" style:parent-style-name="Normal">
      <style:paragraph-properties style:line-height-at-least="0.635cm" fo:margin-top="0.423cm" fo:padding-left="1.058cm" fo:border-left="none" fo:margin-left="1.058cm"/>
    </style:style>
    <style:style style:name="T42_1" style:family="text">
      <style:text-properties style:font-name="Verdana" style:font-name-asian="Verdana" style:font-name-complex="Verdana" fo:language="none" fo:language-asian="none" fo:language-complex="none"/>
    </style:style>
    <style:style style:name="T42_2" style:family="text">
      <style:text-properties style:font-name="Verdana" style:font-name-asian="Verdana" style:font-name-complex="Verdana" fo:language="none" fo:language-asian="none" fo:language-complex="none"/>
    </style:style>
    <style:style style:name="T42_3" style:family="text">
      <style:text-properties style:font-name="Verdana" style:font-name-asian="Verdana" style:font-name-complex="Verdana" fo:language="none" fo:language-asian="none" fo:language-complex="none"/>
    </style:style>
    <style:style style:name="T42_4" style:family="text">
      <style:text-properties style:font-name="Verdana" style:font-name-asian="Verdana" style:font-name-complex="Verdana" fo:language="none" fo:language-asian="none" fo:language-complex="none"/>
    </style:style>
    <style:style style:name="T42_5" style:family="text">
      <style:text-properties style:font-name="Verdana" style:font-name-asian="Verdana" style:font-name-complex="Verdana" fo:language="none" fo:language-asian="none" fo:language-complex="none"/>
    </style:style>
    <style:style style:name="T42_6" style:family="text">
      <style:text-properties style:font-name="Verdana" style:font-name-asian="Verdana" style:font-name-complex="Verdana" fo:language="none" fo:language-asian="none" fo:language-complex="none"/>
    </style:style>
    <style:style style:name="T42_7" style:family="text">
      <style:text-properties style:font-name="Verdana" style:font-name-asian="Verdana" style:font-name-complex="Verdana" fo:language="none" fo:language-asian="none" fo:language-complex="none"/>
    </style:style>
    <style:style style:name="T42_8" style:family="text">
      <style:text-properties style:font-name="Verdana" style:font-name-asian="Verdana" style:font-name-complex="Verdana" fo:language="none" fo:language-asian="none" fo:language-complex="none"/>
    </style:style>
    <style:style style:name="T42_9" style:family="text">
      <style:text-properties style:font-name="Verdana" style:font-name-asian="Verdana" style:font-name-complex="Verdana" fo:language="none" fo:language-asian="none" fo:language-complex="none"/>
    </style:style>
    <style:style style:name="T42_10" style:family="text">
      <style:text-properties style:font-name="Verdana" style:font-name-asian="Verdana" style:font-name-complex="Verdana" fo:language="none" fo:language-asian="none" fo:language-complex="none"/>
    </style:style>
    <style:style style:name="T42_11" style:family="text">
      <style:text-properties style:font-name="Verdana" style:font-name-asian="Verdana" style:font-name-complex="Verdana" fo:language="none" fo:language-asian="none" fo:language-complex="none"/>
    </style:style>
    <style:style style:name="P43" style:family="paragraph" style:parent-style-name="Normal">
      <style:paragraph-properties style:line-height-at-least="0.635cm" fo:margin-top="0.423cm" fo:padding-left="1.058cm" fo:border-left="none" fo:margin-left="1.058cm"/>
    </style:style>
    <style:style style:name="T43_1" style:family="text">
      <style:text-properties style:font-name="Verdana" style:font-name-asian="Verdana" style:font-name-complex="Verdana" fo:language="none" fo:language-asian="none" fo:language-complex="none"/>
    </style:style>
    <style:style style:name="P44" style:family="paragraph" style:parent-style-name="Normal">
      <style:paragraph-properties style:line-height-at-least="0.635cm" fo:margin-top="0.423cm" fo:padding-left="1.058cm" fo:border-left="none" fo:margin-left="1.058cm"/>
    </style:style>
    <style:style style:name="T44_1" style:family="text">
      <style:text-properties style:font-name="Verdana" style:font-name-asian="Verdana" style:font-name-complex="Verdana" fo:language="none" fo:language-asian="none" fo:language-complex="none"/>
    </style:style>
    <style:style style:name="T44_2" style:family="text">
      <style:text-properties style:font-name="Verdana" style:font-name-asian="Verdana" style:font-name-complex="Verdana" fo:language="none" fo:language-asian="none" fo:language-complex="none"/>
    </style:style>
    <style:style style:name="T44_3" style:family="text">
      <style:text-properties fo:color="#0000ee" style:font-name="Verdana" style:font-name-asian="Verdana" style:font-name-complex="Verdana" fo:language="none" fo:language-asian="none" fo:language-complex="none" style:text-underline-style="solid" style:text-underline-color="font-color"/>
    </style:style>
    <style:style style:name="T44_4" style:family="text">
      <style:text-properties fo:color="#0000ee" style:font-name="Verdana" style:font-name-asian="Verdana" style:font-name-complex="Verdana" fo:language="none" fo:language-asian="none" fo:language-complex="none" style:text-underline-style="solid" style:text-underline-color="font-color"/>
    </style:style>
    <style:style style:name="P45" style:family="paragraph" style:parent-style-name="Heading_20_2">
      <style:paragraph-properties style:line-height-at-least="0.635cm" fo:margin-top="0.527cm" fo:margin-bottom="0.527cm"/>
    </style:style>
    <style:style style:name="T45_1" style:family="text">
      <style:text-properties fo:font-style="normal" style:font-style-asian="normal" style:font-style-complex="normal" style:font-name="Georgia" fo:font-size="18pt" style:font-name-asian="Georgia" style:font-size-asian="18pt" style:font-name-complex="Georgia" style:font-size-complex="18pt" fo:language="none" fo:language-asian="none" fo:language-complex="none" fo:font-weight="normal" style:font-weight-asian="normal" style:font-weight-complex="normal"/>
    </style:style>
    <style:style style:name="P46" style:family="paragraph" style:parent-style-name="Normal">
      <style:paragraph-properties style:line-height-at-least="0.635cm" fo:margin-top="0.423cm" fo:margin-bottom="0.423cm"/>
    </style:style>
    <style:style style:name="T46_1" style:family="text">
      <style:text-properties style:font-name="Verdana" style:font-name-asian="Verdana" style:font-name-complex="Verdana" fo:language="none" fo:language-asian="none" fo:language-complex="none"/>
    </style:style>
    <style:style style:name="P47" style:family="paragraph" style:parent-style-name="Normal"/>
  </office:automatic-styles>
  <office:body>
    <office:text>
      <text:p text:style-name="P1"><text:span text:style-name="T1_1">﻿</text:span><text:span text:style-name="T1_2"><text:s/></text:span></text:p>
      <text:h text:style-name="P2" text:outline-level="1"><text:span text:style-name="T2_1">Generated<text:s/>privacy<text:s/>notice<text:s/>-<text:s/>general<text:s/>business</text:span></text:h>
      <text:p text:style-name="P3"><text:span text:style-name="T3_1">You<text:s/>can<text:s/>download<text:s/>a<text:s/>Word<text:s/>or<text:s/>ODT<text:s/>version<text:s/>of<text:s/>this<text:s/>generated<text:s/>privacy<text:s/>notice<text:s/>by<text:s/>clicking<text:s/>"Download<text:s/>options"<text:s/>at<text:s/>the<text:s/>top<text:s/>of<text:s/>the<text:s/>page.<text:s/>Alternatively,<text:s/>you<text:s/>can<text:s/>copy<text:s/>and<text:s/>paste<text:s/>it.<text:s/>Both<text:s/>options<text:s/>will<text:s/>allow<text:s/>you<text:s/>to<text:s/>add<text:s/>your<text:s/>own<text:s/>branding<text:s/>or<text:s/>extra<text:s/>text<text:s/>to<text:s/>your<text:s/>new<text:s/>privacy<text:s/>notice.</text:span></text:p>
      <text:h text:style-name="P4" text:outline-level="2"><text:span text:style-name="T4_1">Precision<text:s/>and<text:s/>Research<text:s/>Technology<text:s/>Systems<text:s/>Ltd<text:s/>customer<text:s/>privacy<text:s/>notice</text:span></text:h>
      <text:p text:style-name="P5"><text:span text:style-name="T5_1">This<text:s/>privacy<text:s/>notice<text:s/>tells<text:s/>you<text:s/>what<text:s/>to<text:s/>expect<text:s/>us<text:s/>to<text:s/>do<text:s/>with<text:s/>your<text:s/>personal<text:s/>information.</text:span></text:p>
      <text:h text:style-name="P6" text:outline-level="2"><text:span text:style-name="T6_1">Our<text:s/>contact<text:s/>details</text:span></text:h>
      <text:h text:style-name="P7" text:outline-level="3"><text:span text:style-name="T7_1">Email</text:span></text:h>
      <text:p text:style-name="P8"><text:span text:style-name="T8_1">teddy@partsltd.co.uk</text:span></text:p>
      <text:h text:style-name="P9" text:outline-level="2"><text:span text:style-name="T9_1">What<text:s/>information<text:s/>we<text:s/>collect,<text:s/>use,<text:s/>and<text:s/>why</text:span></text:h>
      <text:p text:style-name="P10"><text:span text:style-name="T10_1">We<text:s/>collect<text:s/>or<text:s/>use<text:s/>the<text:s/>following<text:s/>information<text:s/>to<text:s/></text:span><text:span text:style-name="T10_2">provide<text:s/>services<text:s/>and<text:s/>goods,<text:s/>including<text:s/>delivery</text:span><text:span text:style-name="T10_3">:</text:span></text:p>
      <text:list text:style-name="LS1" xml:id="list0">
        <text:list-item>
          <text:p text:style-name="P11"><text:span text:style-name="T11_1">Names<text:s/>and<text:s/>contact<text:s/>details</text:span></text:p>
        </text:list-item>
      </text:list>
      <text:h text:style-name="P12" text:outline-level="2"><text:span text:style-name="T12_1">Lawful<text:s/>bases</text:span></text:h>
      <text:p text:style-name="P13"><text:span text:style-name="T13_1">Our<text:s/>lawful<text:s/>bases<text:s/>for<text:s/>collecting<text:s/>or<text:s/>using<text:s/>personal<text:s/>information<text:s/>to<text:s/></text:span><text:span text:style-name="T13_2">provide<text:s/>services<text:s/>and<text:s/>goods</text:span><text:span text:style-name="T13_3"><text:s/>are:</text:span></text:p>
      <text:list text:style-name="LS2" xml:id="list1">
        <text:list-item>
          <text:p text:style-name="P14"><text:span text:style-name="T14_1">Legitimate<text:s/>interest:</text:span></text:p>
        </text:list-item>
      </text:list>
      <text:list text:style-name="LS3" xml:id="list2">
        <text:list-item>
          <text:list>
            <text:list-item>
              <text:p text:style-name="P15"><text:span text:style-name="T15_1">I<text:s/>collect<text:s/>the<text:s/>user's<text:s/>name<text:s/>and<text:s/>email<text:s/>address<text:s/>alongside<text:s/>a<text:s/>message<text:s/>they<text:s/>send<text:s/>on<text:s/>our<text:s/>'Contact<text:s/>Us'<text:s/>form<text:s/>in<text:s/>order<text:s/>to<text:s/>respond<text:s/>to<text:s/>their<text:s/>request.<text:s/>Alternatively,<text:s/>the<text:s/>user<text:s/>has<text:s/>the<text:s/>option<text:s/>to<text:s/>contact<text:s/>us<text:s/>directly<text:s/>by<text:s/>email.</text:span></text:p>
            </text:list-item>
          </text:list>
        </text:list-item>
      </text:list>
      <text:h text:style-name="P16" text:outline-level="2"><text:span text:style-name="T16_1">Where<text:s/>we<text:s/>get<text:s/>personal<text:s/>information<text:s/>from</text:span></text:h>
      <text:list text:style-name="LS4" xml:id="list3">
        <text:list-item>
          <text:p text:style-name="P17"><text:span text:style-name="T17_1">People<text:s/>directly</text:span></text:p>
        </text:list-item>
      </text:list>
      <text:h text:style-name="P18" text:outline-level="2"><text:span text:style-name="T18_1">How<text:s/>long<text:s/>we<text:s/>keep<text:s/>information</text:span></text:h>
      <text:p text:style-name="P19"><text:span text:style-name="T19_1">For<text:s/>information<text:s/>on<text:s/>how<text:s/>long<text:s/>we<text:s/>keep<text:s/>personal<text:s/>information,<text:s/>see<text:s/>our<text:s/>retention<text:s/>schedule<text:s/>at<text:s/>https://www.partsltd.co.uk/retention-schedule</text:span></text:p>
      <text:h text:style-name="P20" text:outline-level="2"><text:span text:style-name="T20_1">Who<text:s/>we<text:s/>share<text:s/>information<text:s/>with</text:span></text:h>
      <text:h text:style-name="P21" text:outline-level="3"><text:span text:style-name="T21_1">Data<text:s/>processors</text:span></text:h>
      <text:p text:style-name="P22"><text:span text:style-name="T22_1">Zume</text:span></text:p>
      <text:p text:style-name="P23"><text:span text:style-name="T23_1">This<text:s/>data<text:s/>processor<text:s/>does<text:s/>the<text:s/>following<text:s/>activities<text:s/>for<text:s/>us:<text:s/>They<text:s/>host<text:s/>our<text:s/>web<text:s/>and<text:s/>email<text:s/>server,<text:s/>including<text:s/>emails<text:s/>with<text:s/>personal<text:s/>data<text:s/>in<text:s/>body<text:s/>and<text:s/>database<text:s/>storage<text:s/>for<text:s/>database<text:s/>that<text:s/>holds<text:s/>user<text:s/>data.</text:span></text:p>
      <text:h text:style-name="P24" text:outline-level="2"><text:span text:style-name="T24_1">Sharing<text:s/>information<text:s/>outside<text:s/>the<text:s/>UK</text:span></text:h>
      <text:p text:style-name="P25"><text:span text:style-name="T25_1">Where<text:s/>necessary,<text:s/>we<text:s/>may<text:s/>transfer<text:s/>personal<text:s/>information<text:s/>outside<text:s/>of<text:s/>the<text:s/>UK.<text:s/>When<text:s/>doing<text:s/>so,<text:s/>we<text:s/>comply<text:s/>with<text:s/>the<text:s/>UK<text:s/>GDPR,<text:s/>making<text:s/>sure<text:s/>appropriate<text:s/>safeguards<text:s/>are<text:s/>in<text:s/>place.<text:s/>Please<text:s/>contact<text:s/>us<text:s/>for<text:s/>more<text:s/>information.</text:span></text:p>
      <text:p text:style-name="P26"><text:span text:style-name="T26_1">Where<text:s/>necessary,<text:s/>our<text:s/>data<text:s/>processors<text:s/>may<text:s/>share<text:s/>personal<text:s/>information<text:s/>outside<text:s/>of<text:s/>the<text:s/>UK.<text:s/>When<text:s/>doing<text:s/>so,<text:s/>they<text:s/>comply<text:s/>with<text:s/>the<text:s/>UK<text:s/>GDPR,<text:s/>making<text:s/>sure<text:s/>appropriate<text:s/>safeguards<text:s/>are<text:s/>in<text:s/>place.<text:s/>Please<text:s/>contact<text:s/>us<text:s/>for<text:s/>more<text:s/>information.</text:span></text:p>
      <text:h text:style-name="P27" text:outline-level="2"><text:span text:style-name="T27_1">Your<text:s/>data<text:s/>protection<text:s/>rights</text:span></text:h>
      <text:p text:style-name="P28"><text:span text:style-name="T28_1">Under<text:s/>data<text:s/>protection<text:s/>law,<text:s/>you<text:s/>have<text:s/>rights<text:s/>including:</text:span></text:p>
      <text:p text:style-name="P29"><text:span text:style-name="T29_1">Your<text:s/>right<text:s/>of<text:s/>access</text:span><text:span text:style-name="T29_2"><text:s/>-<text:s/>You<text:s/>have<text:s/>the<text:s/>right<text:s/>to<text:s/>ask<text:s/>us<text:s/>for<text:s/>copies<text:s/>of<text:s/>your<text:s/>personal<text:s/>data.</text:span></text:p>
      <text:p text:style-name="P30"><text:span text:style-name="T30_1">Your<text:s/>right<text:s/>to<text:s/>rectification</text:span><text:span text:style-name="T30_2"><text:s/>-<text:s/>You<text:s/>have<text:s/>the<text:s/>right<text:s/>to<text:s/>ask<text:s/>us<text:s/>to<text:s/>rectify<text:s/>personal<text:s/>data<text:s/>you<text:s/>think<text:s/>is<text:s/>inaccurate.<text:s/>You<text:s/>also<text:s/>have<text:s/>the<text:s/>right<text:s/>to<text:s/>ask<text:s/>us<text:s/>to<text:s/>complete<text:s/>information<text:s/>you<text:s/>think<text:s/>is<text:s/>incomplete.</text:span></text:p>
      <text:p text:style-name="P31"><text:span text:style-name="T31_1">Your<text:s/>right<text:s/>to<text:s/>erasure</text:span><text:span text:style-name="T31_2"><text:s/>-<text:s/>You<text:s/>have<text:s/>the<text:s/>right<text:s/>to<text:s/>ask<text:s/>us<text:s/>to<text:s/>erase<text:s/>your<text:s/>personal<text:s/>data<text:s/>in<text:s/>certain<text:s/>circumstances.</text:span></text:p>
      <text:p text:style-name="P32"><text:span text:style-name="T32_1">Your<text:s/>right<text:s/>to<text:s/>restriction<text:s/>of<text:s/>processing</text:span><text:span text:style-name="T32_2"><text:s/>-<text:s/>You<text:s/>have<text:s/>the<text:s/>right<text:s/>to<text:s/>ask<text:s/>us<text:s/>to<text:s/>restrict<text:s/>the<text:s/>processing<text:s/>of<text:s/>your<text:s/>personal<text:s/>data<text:s/>in<text:s/>certain<text:s/>circumstances.</text:span></text:p>
      <text:p text:style-name="P33"><text:span text:style-name="T33_1">Your<text:s/>right<text:s/>to<text:s/>object<text:s/>to<text:s/>processing</text:span><text:span text:style-name="T33_2"><text:s/>-<text:s/>You<text:s/>have<text:s/>the<text:s/>right<text:s/>to<text:s/>object<text:s/>to<text:s/>the<text:s/>processing<text:s/>of<text:s/>your<text:s/>personal<text:s/>data<text:s/>in<text:s/>certain<text:s/>circumstances.</text:span></text:p>
      <text:p text:style-name="P34"><text:span text:style-name="T34_1">Your<text:s/>right<text:s/>to<text:s/>data<text:s/>portability</text:span><text:span text:style-name="T34_2"><text:s/>-<text:s/>You<text:s/>have<text:s/>the<text:s/>right<text:s/>to<text:s/>ask<text:s/>that<text:s/>we<text:s/>transfer<text:s/>the<text:s/>personal<text:s/>data<text:s/>you<text:s/>gave<text:s/>us<text:s/>to<text:s/>another<text:s/>organisation,<text:s/>or<text:s/>to<text:s/>you,<text:s/>in<text:s/>certain<text:s/>circumstances.</text:span></text:p>
      <text:p text:style-name="P35"><text:span text:style-name="T35_1">Your<text:s/>right<text:s/>to<text:s/>withdraw<text:s/>consent</text:span><text:span text:style-name="T35_2"><text:s/>–<text:s/>When<text:s/>we<text:s/>use<text:s/>consent<text:s/>as<text:s/>our<text:s/>lawful<text:s/>basis<text:s/>you<text:s/>have<text:s/>the<text:s/>right<text:s/>to<text:s/>withdraw<text:s/>your<text:s/>consent.</text:span></text:p>
      <text:p text:style-name="P36"><text:span text:style-name="T36_1">You<text:s/>don’t<text:s/>usually<text:s/>need<text:s/>to<text:s/>pay<text:s/>a<text:s/>fee<text:s/>to<text:s/>exercise<text:s/>your<text:s/>rights.<text:s/>If<text:s/>you<text:s/>make<text:s/>a<text:s/>request,<text:s/>we<text:s/>have<text:s/>one<text:s/>calendar<text:s/>month<text:s/>to<text:s/>respond<text:s/>to<text:s/>you.</text:span></text:p>
      <text:p text:style-name="P37"><text:span text:style-name="T37_1">To<text:s/>make<text:s/>a<text:s/>data<text:s/>protection<text:s/>rights<text:s/>request,<text:s/>please<text:s/>contact<text:s/>us<text:s/>using<text:s/>the<text:s/>contact<text:s/>details<text:s/>at<text:s/>the<text:s/>top<text:s/>of<text:s/>this<text:s/>privacy<text:s/>notice.</text:span></text:p>
      <text:h text:style-name="P38" text:outline-level="3"><text:span text:style-name="T38_1">How<text:s/>to<text:s/>complain</text:span></text:h>
      <text:p text:style-name="P39"><text:span text:style-name="T39_1">If<text:s/>you<text:s/>have<text:s/>any<text:s/>concerns<text:s/>about<text:s/>our<text:s/>use<text:s/>of<text:s/>your<text:s/>personal<text:s/>data,<text:s/>you<text:s/>can<text:s/>make<text:s/>a<text:s/>complaint<text:s/>to<text:s/>us<text:s/>using<text:s/>the<text:s/>contact<text:s/>details<text:s/>at<text:s/>the<text:s/>top<text:s/>of<text:s/>this<text:s/>privacy<text:s/>notice.</text:span></text:p>
      <text:p text:style-name="P40"><text:span text:style-name="T40_1">If<text:s/>you<text:s/>remain<text:s/>unhappy<text:s/>with<text:s/>how<text:s/>we’ve<text:s/>used<text:s/>your<text:s/>data<text:s/>after<text:s/>raising<text:s/>a<text:s/>complaint<text:s/>with<text:s/>us,<text:s/>you<text:s/>can<text:s/>also<text:s/>complain<text:s/>to<text:s/>the<text:s/>ICO.</text:span></text:p>
      <text:p text:style-name="P41"><text:span text:style-name="T41_1">The<text:s/>ICO’s<text:s/>address:           </text:span></text:p>
      <text:p text:style-name="P42"><text:span text:style-name="T42_1">Information<text:s/>Commissioner’s<text:s/>Office</text:span><text:span text:style-name="T42_2"><text:line-break/></text:span><text:span text:style-name="T42_3">Wycliffe<text:s/>House</text:span><text:span text:style-name="T42_4"><text:line-break/></text:span><text:span text:style-name="T42_5">Water<text:s/>Lane</text:span><text:span text:style-name="T42_6"><text:line-break/></text:span><text:span text:style-name="T42_7">Wilmslow</text:span><text:span text:style-name="T42_8"><text:line-break/></text:span><text:span text:style-name="T42_9">Cheshire</text:span><text:span text:style-name="T42_10"><text:line-break/></text:span><text:span text:style-name="T42_11">SK9<text:s/>5AF</text:span></text:p>
      <text:p text:style-name="P43"><text:span text:style-name="T43_1">Helpline<text:s/>number:<text:s/>0303<text:s/>123<text:s/>1113</text:span></text:p>
      <text:p text:style-name="P44"><text:span text:style-name="T44_1">Website:<text:s/></text:span><text:span text:style-name="T44_2"><text:a xlink:type="simple" xlink:href="https://ico.org.uk/make-a-complaint/"><text:span text:style-name="T44_3">https://www.ico.org.uk</text:span><text:span text:style-name="T44_4">/make-a-complaint</text:span></text:a></text:span></text:p>
      <text:h text:style-name="P45" text:outline-level="2"><text:span text:style-name="T45_1">Last<text:s/>updated</text:span></text:h>
      <text:p text:style-name="P46"><text:span text:style-name="T46_1">1<text:s/>May<text:s/>2024</text:span></text:p>
      <text:p text:style-name="P4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  <style:font-face style:name="Simplified Arabic Fixed" svg:font-family="Simplified Arabic Fixed"/>
    <style:font-face style:name="Verdana" svg:font-family="Verdana"/>
    <style:font-face style:name="Wingdings" svg:font-family="Wingding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style:font-name="Arial" fo:font-size="16pt" style:font-size-asian="16pt" style:font-name-complex="Arial" style:font-size-complex="16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italic" style:font-style-asian="italic" style:font-style-complex="italic" style:font-name="Arial" fo:font-size="14pt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style:font-name="Arial" fo:font-size="13pt" style:font-size-asian="13pt" style:font-name-complex="Arial" style:font-size-complex="13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greenBlock" style:family="paragraph" style:parent-style-name="Normal">
      <style:paragraph-properties fo:background-color="#bfe1cf"/>
      <style:text-properties fo:background-color="#bfe1cf" style:font-name="Georgia" style:font-name-asian="Georgia" style:font-name-complex="Georgia"/>
    </style:style>
    <style:style style:name="List1Level0" style:family="text">
      <style:text-properties style:font-name="Symbol"/>
    </style:style>
    <style:style style:name="List1Level1" style:family="text">
      <style:text-properties style:font-name="Courier New"/>
    </style:style>
    <style:style style:name="List1Level2" style:family="text">
      <style:text-properties style:font-name="Wingdings"/>
    </style:style>
    <style:style style:name="List1Level3" style:family="text">
      <style:text-properties style:font-name="Symbol"/>
    </style:style>
    <style:style style:name="List1Level4" style:family="text">
      <style:text-properties style:font-name="Courier New"/>
    </style:style>
    <style:style style:name="List1Level5" style:family="text">
      <style:text-properties style:font-name="Wingdings"/>
    </style:style>
    <style:style style:name="List1Level6" style:family="text">
      <style:text-properties style:font-name="Symbol"/>
    </style:style>
    <style:style style:name="List1Level7" style:family="text">
      <style:text-properties style:font-name="Courier New"/>
    </style:style>
    <style:style style:name="List1Level8" style:family="text">
      <style:text-properties style:font-name="Wingdings"/>
    </style:style>
    <text:list-style style:name="LS1">
      <text:list-level-style-bullet text:bullet-char="" text:style-name="List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2Level0" style:family="text">
      <style:text-properties style:font-name="Symbol"/>
    </style:style>
    <style:style style:name="List2Level1" style:family="text">
      <style:text-properties style:font-name="Courier New"/>
    </style:style>
    <style:style style:name="List2Level2" style:family="text">
      <style:text-properties style:font-name="Wingdings"/>
    </style:style>
    <style:style style:name="List2Level3" style:family="text">
      <style:text-properties style:font-name="Symbol"/>
    </style:style>
    <style:style style:name="List2Level4" style:family="text">
      <style:text-properties style:font-name="Courier New"/>
    </style:style>
    <style:style style:name="List2Level5" style:family="text">
      <style:text-properties style:font-name="Wingdings"/>
    </style:style>
    <style:style style:name="List2Level6" style:family="text">
      <style:text-properties style:font-name="Symbol"/>
    </style:style>
    <style:style style:name="List2Level7" style:family="text">
      <style:text-properties style:font-name="Courier New"/>
    </style:style>
    <style:style style:name="List2Level8" style:family="text">
      <style:text-properties style:font-name="Wingdings"/>
    </style:style>
    <text:list-style style:name="LS2">
      <text:list-level-style-bullet text:bullet-char="" text:style-name="List2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Level0" style:family="text">
      <style:text-properties style:font-name="Courier New"/>
    </style:style>
    <style:style style:name="List3Level1" style:family="text">
      <style:text-properties style:font-name="Courier New"/>
    </style:style>
    <style:style style:name="List3Level2" style:family="text">
      <style:text-properties style:font-name="Wingdings"/>
    </style:style>
    <style:style style:name="List3Level3" style:family="text">
      <style:text-properties style:font-name="Symbol"/>
    </style:style>
    <style:style style:name="List3Level4" style:family="text">
      <style:text-properties style:font-name="Courier New"/>
    </style:style>
    <style:style style:name="List3Level5" style:family="text">
      <style:text-properties style:font-name="Wingdings"/>
    </style:style>
    <style:style style:name="List3Level6" style:family="text">
      <style:text-properties style:font-name="Symbol"/>
    </style:style>
    <style:style style:name="List3Level7" style:family="text">
      <style:text-properties style:font-name="Courier New"/>
    </style:style>
    <style:style style:name="List3Level8" style:family="text">
      <style:text-properties style:font-name="Wingdings"/>
    </style:style>
    <text:list-style style:name="LS3">
      <text:list-level-style-bullet text:bullet-char="o" text:style-name="List3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Courier New"/>
      </text:list-level-style-bullet>
      <text:list-level-style-bullet text:bullet-char="o" text:style-name="List3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3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3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3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4Level0" style:family="text">
      <style:text-properties style:font-name="Symbol"/>
    </style:style>
    <style:style style:name="List4Level1" style:family="text">
      <style:text-properties style:font-name="Courier New"/>
    </style:style>
    <style:style style:name="List4Level2" style:family="text">
      <style:text-properties style:font-name="Wingdings"/>
    </style:style>
    <style:style style:name="List4Level3" style:family="text">
      <style:text-properties style:font-name="Symbol"/>
    </style:style>
    <style:style style:name="List4Level4" style:family="text">
      <style:text-properties style:font-name="Courier New"/>
    </style:style>
    <style:style style:name="List4Level5" style:family="text">
      <style:text-properties style:font-name="Wingdings"/>
    </style:style>
    <style:style style:name="List4Level6" style:family="text">
      <style:text-properties style:font-name="Symbol"/>
    </style:style>
    <style:style style:name="List4Level7" style:family="text">
      <style:text-properties style:font-name="Courier New"/>
    </style:style>
    <style:style style:name="List4Level8" style:family="text">
      <style:text-properties style:font-name="Wingdings"/>
    </style:style>
    <text:list-style style:name="LS4">
      <text:list-level-style-bullet text:bullet-char="" text:style-name="List4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4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4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4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4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4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4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4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4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style:num-format="⒈, ⒉, ⒊, ...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23.4.0</meta:generator>
    <dc:title>Generated privacy notice - general business | ICO</dc:title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